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margin-top="0in" fo:margin-bottom="0in" fo:text-align="center" style:justify-single-word="false" fo:break-before="page"/>
      <style:text-properties fo:font-size="12pt" style:font-size-asian="12pt" style:font-size-complex="12pt"/>
    </style:style>
    <style:style style:name="P2" style:family="paragraph" style:parent-style-name="Text_20_body">
      <style:paragraph-properties fo:margin-top="0in" fo:margin-bottom="0in" fo:text-align="center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top="0in" fo:margin-bottom="0in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ferences on Creation and Evolution</text:h>
      <text:p text:style-name="Text_20_body">Scriptural creation accounts: Genesis 1-2, Moses 2-3, Abraham 3:18-5:end, Psalms 104, Proverbs 8, John 1:1-14, D&amp;C 29:30-43, besides, of course, part of the temple endowment.</text:p>
      <text:p text:style-name="Text_20_body">Quoted scriptures: Alma 30:44b, D&amp;C 77:3, 88:22,25,34-35,37-39,42-43, 121:26,28,31,33, 131:7-8, Moses 3:7,9,19.</text:p>
      <text:p text:style-name="Text_20_body">BYU Board of Trustees, “Evolution and the Origin of Man” at <text:a xlink:type="simple" xlink:href="http://eyring.hplx.net/Eyring/faq/evolution/trustees1992.html">http://eyring.hplx.net/Eyring/faq/evolution/trustees1992.html </text:a>containing <text:span text:style-name="T1">all</text:span> the First Presidency statements on the subject.</text:p>
      <text:p text:style-name="Text_20_body">James A. Talmadge, “The Earth and Man”, an address delivered in the Tabernacle, Salt Lake City, Utah on Sunday, 9 August 1931, at <text:a xlink:type="simple" xlink:href="http://www.fri.com/~allsip/eyring-l/faq/evolution/Talmadge/1931.html">http://eyring.hplx.net/Eyring/faq/evolution/Talmadge1931.html</text:a> . This talk was reviewed and approved by some or all of the First Presidency.</text:p>
      <text:p text:style-name="Text_20_body">Joseph Fielding Smith, “Man: His Origin and Destiny”, Deseret Book, Salt Lake City, 1954. This book was controversial and not approved by the First Presidency.</text:p>
      <text:p text:style-name="Text_20_body">Hugh Nibley, “Before Adam”, an address at BYU in 1980, obtained from FARMS or at <text:a xlink:type="simple" xlink:href="http://farms.byu.edu/display.php?table=transcripts&amp;id=73">http://farms.byu.edu/display.php?table=transcripts&amp;id=73</text:a></text:p>
      <text:p text:style-name="Text_20_body">Intelligent Design papers at Access Research Network, <text:a xlink:type="simple" xlink:href="http://www.arn.org/">http://www.arn.org</text:a></text:p>
      <text:p text:style-name="Text_20_body">Reasonable evolution arguments at the talk.origins archive <text:a xlink:type="simple" xlink:href="http://www.talkorigins.org/">http://www.talkorigins.org</text:a></text:p>
      <text:p text:style-name="Text_20_body">Faith-based Science at <text:a xlink:type="simple" xlink:href="http://www.theonion.com/content/node/39512">http://www.theonion.com/content/node/39512</text:a></text:p>
      <text:p text:style-name="Text_20_body">A fuller outline of this fireside talk is at <text:a xlink:type="simple" xlink:href="http://users.mstar2.net/broman/evo-fsd-outline.txt">http://users.mstar2.net/broman/creation-fsd-outline.txt</text:a> </text:p>
      <text:p text:style-name="Text_20_body">Michael Ash, “The Mormon Myth of Evil Evolution” in Dialogue: A Journal of Mormon Thought, vol. 35 no. 4, Winter 2002, pp. 19-38</text:p>
      <text:p text:style-name="Text_20_body">Peter Bowler, “Evolution: The History of an Idea”, UC Press, Berkeley, 1984</text:p>
      <text:p text:style-name="Text_20_body">ed. William Dembski, “Uncommon Dissent: Intellectuals who find Darwinism unconvincing”, ISI Books, Wilmington, 2004</text:p>
      <text:p text:style-name="Text_20_body">ed. Michael Denton, “Evolution: A Theory in Crisis”, Adler &amp; Adler, Bethesda, 1986</text:p>
      <text:p text:style-name="Text_20_body"/>
      <text:p text:style-name="P1">San Diego California Stake Fireside on the Creation</text:p>
      <text:p text:style-name="P2">Sunday 2006-03-12 19:00</text:p>
      <text:p text:style-name="P2">Presenter: Vincent Broman</text:p>
      <text:p text:style-name="P2">Outline</text:p>
      <text:p text:style-name="P3"/>
      <text:p text:style-name="P3">Introduction</text:p>
      <text:p text:style-name="P3">1831 Joseph Smith records Book of Moses and Charles Darwin embarks on HMS Beagle.</text:p>
      <text:p text:style-name="P3">My qualifications and Purposes of this talk.</text:p>
      <text:p text:style-name="P3">Some life questions, not all answered at church</text:p>
      <text:p text:style-name="P3">Visible Design versus Chance</text:p>
      <text:p text:style-name="P3">First Presidency statements in the "Evolution and the Origin of Man" packet</text:p>
      <text:p text:style-name="P3">Some issues can be settled just from the scriptures.</text:p>
      <text:p text:style-name="P3">Are we animals? Can man have a spirit (be a rational soul) if he is an animal?</text:p>
      <text:p text:style-name="P3">The Earth is Old, billions not thousands of years old.</text:p>
      <text:p text:style-name="P3">Yes, there was death before the fall.</text:p>
      <text:p text:style-name="P3">Q/A break</text:p>
      <text:p text:style-name="P3"/>
      <text:p text:style-name="P3">What is evolution?</text:p>
      <text:p text:style-name="P3">Neo-Darwinism is the only evolutionary theory widely used. </text:p>
      <text:p text:style-name="P3"><text:tab/>Genetic variations arise.</text:p>
      <text:p text:style-name="P3"><text:tab/>Species change gradually.</text:p>
      <text:p text:style-name="P3"><text:tab/>Species can split or branch or else go extinct.</text:p>
      <text:p text:style-name="P3"><text:tab/>Common descent of all living things from a simple origin</text:p>
      <text:p text:style-name="P3"><text:tab/>Direction of change determined by natural selection of the fittest.</text:p>
      <text:p text:style-name="P3">Some alternatives</text:p>
      <text:p text:style-name="P3">Q/A break</text:p>
      <text:p text:style-name="P3"/>
      <text:p text:style-name="P3">Naturalism and lack of a Designer is a <text:span text:style-name="T1">premise</text:span> of Darwinist argument, not a <text:span text:style-name="T1">conclusion</text:span>.</text:p>
      <text:p text:style-name="P3">Science looks for naturalistic explanations.</text:p>
      <text:p text:style-name="P3">What is natural and supernatural?</text:p>
      <text:p text:style-name="P3">Miracles are lawful, only the law is not yet known to us.</text:p>
      <text:p text:style-name="P3">Conflict over evolution is basically theological.</text:p>
      <text:p text:style-name="P3">What deities are ruled out by natural history.</text:p>
      <text:p text:style-name="P3">Descent of horses and of humans</text:p>
      <text:p text:style-name="P3">Culture Wars</text:p>
      <text:p text:style-name="P3"/>
      <text:p text:style-name="P3">Summary:</text:p>
      <text:p text:style-name="P3"><text:tab/>Adam was literally an offspring of Deity.</text:p>
      <text:p text:style-name="P3"><text:tab/>God, angels, spirits, miracles are natural.</text:p>
      <text:p text:style-name="P3"><text:tab/>Lack of a Creator/Designer is a premise of Neo-Darwinism, not a scientific conclusion.</text:p>
      <text:p text:style-name="P3"><text:tab/>Common Descent is not visible in the fossil evidence, just inferred from a lack of Creator.</text:p>
      <text:p text:style-name="P3"><text:tab/>We do not know how much evolution by natural selection happened.</text:p>
      <text:p text:style-name="P3"><text:tab/>Whoever our relatives may be, we still have Reason, Language, Spiritual Gifts, and Repentance.</text:p>
      <text:p text:style-name="P3">Q/A break at 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43$Build-8986</meta:generator>
    <meta:initial-creator>Vincent Broman</meta:initial-creator>
    <meta:creation-date>2006-03-07T20:03:01</meta:creation-date>
    <dc:creator>Vincent Broman</dc:creator>
    <dc:date>2006-03-12T07:48:51</dc:date>
    <meta:printed-by>Vincent Broman</meta:printed-by>
    <meta:print-date>2006-03-12T07:48:12</meta:print-date>
    <dc:language>en-US</dc:language>
    <meta:editing-cycles>19</meta:editing-cycles>
    <meta:editing-duration>PT13H35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5" meta:word-count="571" meta:character-count="3552"/>
  </office:meta>
</office:document-meta>
</file>